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7.147cm" fo:min-width="8.737cm" fo:padding-top="0.15cm" fo:padding-bottom="0.15cm" fo:padding-left="0.275cm" fo:padding-right="0.275cm"/>
    </style:style>
    <style:style style:name="gr3" style:family="graphic" style:parent-style-name="Misc_20_A">
      <style:graphic-properties draw:textarea-horizontal-align="justify" draw:textarea-vertical-align="middle" draw:auto-grow-height="false" fo:min-height="1.27cm" fo:min-width="6.985cm"/>
    </style:style>
    <style:style style:name="gr4" style:family="graphic" style:parent-style-name="Misc_20_B">
      <style:graphic-properties draw:textarea-horizontal-align="justify" draw:textarea-vertical-align="middle" draw:auto-grow-height="false" fo:min-height="1.27cm" fo:min-width="9.5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7" style:family="graphic" style:parent-style-name="Web_20_API">
      <style:graphic-properties draw:textarea-horizontal-align="justify" draw:textarea-vertical-align="middle" draw:auto-grow-height="false" fo:min-height="2.032cm" fo:min-width="8.399cm"/>
    </style:style>
    <style:style style:name="gr8" style:family="graphic" style:parent-style-name="Web_20_API">
      <style:graphic-properties draw:textarea-horizontal-align="justify" draw:textarea-vertical-align="middle" draw:auto-grow-height="false" fo:min-height="3.835cm" fo:min-width="8.3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848cm"/>
    </style:style>
    <style:style style:name="gr10" style:family="graphic" style:parent-style-name="AuthN_20__28_small_29_">
      <style:graphic-properties draw:textarea-horizontal-align="justify" draw:textarea-vertical-align="middle" draw:auto-grow-height="false" fo:min-height="1.443cm" fo:min-width="8.1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4" style:family="graphic" style:parent-style-name="AuthZ">
      <style:graphic-properties draw:textarea-horizontal-align="justify" draw:textarea-vertical-align="middle" draw:auto-grow-height="false" fo:min-height="1.126cm" fo:min-width="6.972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823cm"/>
    </style:style>
    <style:style style:name="P1" style:family="paragraph">
      <loext:graphic-properties draw:fill="none"/>
      <style:paragraph-properties fo:text-align="center"/>
      <style:text-properties style:font-name="Liberation Sans1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1"/>
    </style:style>
    <style:style style:name="P3" style:family="paragraph">
      <style:paragraph-properties fo:text-align="center"/>
      <style:text-properties style:font-name="Liberation Sans1"/>
    </style:style>
    <style:style style:name="P4" style:family="paragraph">
      <style:text-properties style:font-name="Liberation Sans1"/>
    </style:style>
    <style:style style:name="P5" style:family="paragraph">
      <loext:graphic-properties draw:fill="none" draw:fill-color="#ffffff"/>
      <style:text-properties style:font-name="Liberation Sans1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18pt" fo:font-weight="bold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8" style:family="paragraph">
      <loext:graphic-properties draw:fill="solid" draw:fill-color="#ffffff"/>
      <style:text-properties style:font-name="Liberation Sans1" fo:font-weight="bold" style:font-weight-asian="bold" style:font-weight-complex="bold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61cm" svg:y1="3.821cm" svg:x2="19.61cm" svg:y2="13.981cm">
          <text:p/>
        </draw:line>
        <draw:custom-shape draw:style-name="gr2" draw:text-style-name="P2" draw:layer="layout" svg:width="9.287cm" svg:height="7.447cm" svg:x="14.954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985cm" svg:height="1.27cm" svg:x="4.097cm" svg:y="2.251cm">
          <text:p text:style-name="P3">Clien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1cm" svg:y1="3.821cm" svg:x2="7.51cm" svg:y2="13.981cm">
          <text:p/>
        </draw:line>
        <draw:custom-shape draw:style-name="gr4" draw:text-style-name="P3" draw:layer="layout" svg:width="9.579cm" svg:height="1.27cm" svg:x="14.834cm" svg:y="2.152cm">
          <text:p text:style-name="P3">Spring Web Applica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77cm" svg:y1="7.107cm" svg:x2="14.843cm" svg:y2="7.107cm">
          <text:p/>
        </draw:line>
        <draw:frame draw:style-name="gr6" draw:text-style-name="P5" draw:layer="layout" svg:width="4.054cm" svg:height="0.962cm" svg:x="9.026cm" svg:y="6.108cm">
          <draw:text-box>
            <text:p text:style-name="P4">GET /private</text:p>
          </draw:text-box>
        </draw:frame>
        <draw:custom-shape draw:style-name="gr7" draw:text-style-name="P3" draw:layer="layout" svg:width="8.399cm" svg:height="2.032cm" svg:x="15.588cm" svg:y="6.007cm">
          <text:p text:style-name="P3">FilterSecurity<text:line-break/>Intercept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399cm" svg:height="3.835cm" svg:x="15.584cm" svg:y="8.5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924cm" svg:height="1.673cm" svg:x="16.226cm" svg:y="8.547cm">
          <draw:text-box>
            <text:p text:style-name="P3"><text:span text:style-name="T1">ExceptionTranslation</text:span><text:span text:style-name="T1"><text:line-break/></text:span><text:span text:style-name="T1">Filter</text:span></text:p>
          </draw:text-box>
        </draw:frame>
        <draw:custom-shape draw:style-name="gr10" draw:text-style-name="P3" draw:layer="layout" svg:width="8.141cm" svg:height="1.443cm" svg:x="15.719cm" svg:y="10.433cm">
          <text:p text:style-name="P3">Basic<text:line-break/>AuthenticationEntryPoi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4.32cm" svg:y1="7.115cm" svg:x2="29.984cm" svg:y2="7.115cm">
          <text:p/>
        </draw:line>
        <draw:line draw:style-name="gr1" draw:text-style-name="P1" draw:layer="layout" svg:x1="29.97cm" svg:y1="7.115cm" svg:x2="29.97cm" svg:y2="9.477cm">
          <text:p/>
        </draw:line>
        <draw:line draw:style-name="gr5" draw:text-style-name="P1" draw:layer="layout" svg:x1="29.984cm" svg:y1="9.506cm" svg:x2="24.32cm" svg:y2="9.455cm">
          <text:p/>
        </draw:line>
        <draw:line draw:style-name="gr5" draw:text-style-name="P1" draw:layer="layout" svg:x1="15.351cm" svg:y1="11.165cm" svg:x2="7.477cm" svg:y2="11.165cm">
          <text:p/>
        </draw:line>
        <draw:frame draw:style-name="gr11" draw:text-style-name="P5" draw:layer="layout" svg:width="6.027cm" svg:height="0.962cm" svg:x="8.826cm" svg:y="10.172cm">
          <draw:text-box>
            <text:p text:style-name="P4">WWW-Authenticate</text:p>
          </draw:text-box>
        </draw:frame>
        <draw:custom-shape draw:style-name="gr12" draw:text-style-name="P7" draw:layer="layout" svg:width="0.635cm" svg:height="0.635cm" svg:x="8.213cm" svg:y="6.235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24.936cm" svg:y="7.985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8.204cm" svg:y="10.36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7.62cm" svg:height="1.524cm" svg:x="26.087cm" svg:y="7.504cm">
          <text:p text:style-name="P3">AccessDeniedEx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8" draw:layer="layout" svg:width="6.323cm" svg:height="0.962cm" svg:x="14.67cm" svg:y="4.529cm">
          <draw:text-box>
            <text:p text:style-name="P4"><text:span text:style-name="T2">SecurityFilterCh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4:46:41.429128941</meta:creation-date>
    <meta:editing-duration>PT2H12M18S</meta:editing-duration>
    <meta:editing-cycles>8</meta:editing-cycles>
    <meta:generator>LibreOffice/6.0.7.3$Linux_X86_64 LibreOffice_project/00m0$Build-3</meta:generator>
    <dc:date>2020-03-03T14:21:40.577662741</dc:date>
    <meta:document-statistic meta:object-count="21"/>
    <meta:template xlink:type="simple" xlink:actuate="onRequest" xlink:title="palette" xlink:href="../../../../../../../../../../../../../Templates/Spring/palette.otg" meta:date="2020-02-27T14:46:41.018535132"/>
  </office:meta>
</office:document-meta>
</file>